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10504991211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712892419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691142674" text:style-name="L3">
        <text:list-item>
          <text:p text:style-name="P25">Le groupe 1 réalisera sur la partie gauche de l'écran le manga de la fiche N° 17. Le groupe 2 réalisera le manga de la fiche N° 18 sur la partie droite. Dans cette première étape, toutes les coordonnées pourront être saisies en chiffre directement dans le code.</text:p>
          <text:p text:style-name="P25"/>
        </text:list-item>
        <text:list-item>
          <text:p text:style-name="P25">La fiche <text:s/>N° 17 du groupe 1 devra être dessinée à droite et la fiche N° 18 du groupe 2 sera dessinée à gauche. Cette tâche doit être réalisée en ne modifiant que les coordonnées des points.</text:p>
          <text:p text:style-name="P25"/>
        </text:list-item>
        <text:list-item>
          <text:p text:style-name="P25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020601603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300640625" text:style-name="L5">
              <text:list-item>
                <text:p text:style-name="P28">« Tabulation characters should not be used » </text:p>
              </text:list-item>
              <text:list-item>
                <text:p text:style-name="P28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593365490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5">1 point</text:span>.</text:p>
          <text:p text:style-name="P24"/>
        </text:list-item>
        <text:list-item>
          <text:p text:style-name="P24">Lorsqu'un groupe atteint un objectif, tous les membres du groupe ont un bonus de <text:span text:style-name="T5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5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4">2 points</text:span>.</text:p>
          <text:p text:style-name="P24"/>
        </text:list-item>
        <text:list-item>
          <text:p text:style-name="P24">Un binôme qui fait moins de 3 commit a un malus de <text:span text:style-name="T4">3 point</text:span> par commit manqué.</text:p>
          <text:p text:style-name="P24"/>
        </text:list-item>
        <text:list-item>
          <text:p text:style-name="P24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1-06T14:25:16</dc:date>
    <dc:creator>etudiant </dc:creator>
    <meta:editing-duration>PT17H15M51S</meta:editing-duration>
    <meta:editing-cycles>413</meta:editing-cycles>
    <meta:document-statistic meta:table-count="2" meta:image-count="0" meta:object-count="0" meta:page-count="5" meta:paragraph-count="58" meta:word-count="636" meta:character-count="3676" meta:non-whitespace-character-count="3105"/>
  </office:meta>
</office:document-meta>
</file>